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7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1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2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3" style:parent-style-name="Indholdsfortegnels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4" style:parent-style-name="Overskrift2" style:family="paragraph">
      <style:paragraph-properties fo:break-before="page"/>
    </style:style>
  </office:automatic-styles>
  <office:body>
    <office:text text:use-soft-page-breaks="true">
      <text:p text:style-name="P1">Forside</text:p>
      <text:p text:style-name="P2"/>
      <text:p text:style-name="Overskrift">Indhol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dholdsfortegnels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12794905" office:target-frame-name="_top" xlink:show="replace"><text:span text:style-name="Hyperlink">Opgavebeskrivelse</text:span><text:tab/>2</text:a></text:p>
          <text:p text:style-name="P4"><text:a xlink:href="#_Toc212794906" office:target-frame-name="_top" xlink:show="replace"><text:span text:style-name="Hyperlink">Løsningsforslag</text:span><text:tab/>2</text:a></text:p>
          <text:p text:style-name="P5"><text:a xlink:href="#_Toc212794907" office:target-frame-name="_top" xlink:show="replace"><text:span text:style-name="Hyperlink">Plan for arbejdsfordeling</text:span><text:tab/>2</text:a></text:p>
          <text:p text:style-name="P6"><text:a xlink:href="#_Toc212794908" office:target-frame-name="_top" xlink:show="replace"><text:span text:style-name="Hyperlink">Teoretisk afsnit</text:span><text:tab/>2</text:a></text:p>
          <text:p text:style-name="P7"><text:a xlink:href="#_Toc212794909" office:target-frame-name="_top" xlink:show="replace"><text:span text:style-name="Hyperlink">En fluffy diskussion af analyse.</text:span><text:tab/>2</text:a></text:p>
          <text:p text:style-name="P8"><text:a xlink:href="#_Toc212794910" office:target-frame-name="_top" xlink:show="replace"><text:span text:style-name="Hyperlink">Udvalg af grafik fra jeres dashboard</text:span><text:tab/>2</text:a></text:p>
          <text:p text:style-name="P9"><text:a xlink:href="#_Toc212794911" office:target-frame-name="_top" xlink:show="replace"><text:span text:style-name="Hyperlink">Teknisk vejledning til opsættelse af miljø</text:span><text:tab/>2</text:a></text:p>
          <text:p text:style-name="P10"><text:a xlink:href="#_Toc212794912" office:target-frame-name="_top" xlink:show="replace"><text:span text:style-name="Hyperlink">Alt Code med engelske kommentarer (Git commits!) gerne på GitHub</text:span><text:tab/>2</text:a></text:p>
          <text:p text:style-name="P11"><text:a xlink:href="#_Toc212794913" office:target-frame-name="_top" xlink:show="replace"><text:span text:style-name="Hyperlink">Logbog</text:span><text:tab/>2</text:a></text:p>
          <text:p text:style-name="P12"><text:a xlink:href="#_Toc212794914" office:target-frame-name="_top" xlink:show="replace"><text:span text:style-name="Hyperlink">Kanban board (Trello, Monday, er lige meget hvad i bruger).</text:span><text:tab/>2</text:a></text:p>
          <text:p text:style-name="P13"><text:a xlink:href="#_Toc212794915" office:target-frame-name="_top" xlink:show="replace"><text:span text:style-name="Hyperlink">Link til Repository med alt relevant code.</text:span><text:tab/>2</text:a></text:p>
        </text:index-body>
      </text:table-of-content>
      <text:p text:style-name="Normal"/>
      <text:p text:style-name="Normal"/>
      <text:p text:style-name="Normal"/>
      <text:p text:style-name="Normal"><text:bookmark-start text:name="_Toc212794905"/></text:p>
      <text:soft-page-break/>
      <text:h text:style-name="P14" text:outline-level="2">Opgavebeskrivelse<text:bookmark-end text:name="_Toc212794905"/></text:h>
      <text:p text:style-name="Normal">Jeg har bedt om lov til at lave et voting system, da jeg var syg den dag Traffic Management opgaven blev stillet.</text:p>
      <text:p text:style-name="Normal">Generelt skal voting systemet kontekstualisere Kafka’s producer/consumer mønstre.<text:s/>Og give en række streams der kan behandles ”live”</text:p>
      <text:p text:style-name="Normal">Der hvor jeg lægger mit fokus er, at jeg gerne vil se hvor effektivt Kafka vil kunne levere<text:s/>med stream processing. Jeg har lavet nogle auto-voter producers, der kan skalere alt efter hvor mange byer der er defineret i mit city-catalog.</text:p>
      <text:p text:style-name="Normal">Mit fokus er på hvordan jeg får brugt Kafka ordentligt, da jeg virkeligt godt kan se værdien i det.</text:p>
      <text:p text:style-name="Normal">Både i måden hvorpå data tages ind(i form af partitions) og med måden hvorpå man kan subscribe til topics, og enable tæt på live-processering.</text:p>
      <text:p text:style-name="Normal">Stream processering giver også super god mening, og er noget jeg vil prøve at få ind i opgaven ved hjælp af Apache Kafka Streams, i kombination med Streamiz(C# Library).</text:p>
      <text:p text:style-name="Normal"/>
      <text:h text:style-name="Overskrift2" text:outline-level="2"><text:bookmark-start text:name="_Toc212794906"/>Løsningsforslag<text:bookmark-end text:name="_Toc212794906"/></text:h>
      <text:h text:style-name="Overskrift2" text:outline-level="2"><text:bookmark-start text:name="_Toc212794907"/>Plan for arbejdsfordeling<text:bookmark-end text:name="_Toc212794907"/></text:h>
      <text:h text:style-name="Overskrift2" text:outline-level="2"><text:bookmark-start text:name="_Toc212794908"/>Teoretisk afsnit<text:bookmark-end text:name="_Toc212794908"/></text:h>
      <text:p text:style-name="Normal">Som minimum skal dette indeholde følgende: redegørelse for</text:p>
      <text:p text:style-name="Normal">Big data karakteristika, datastrukturer, pipelines, redegørelse</text:p>
      <text:p text:style-name="Normal">for software der er brugt (Spark, Kafka, Hadoop) eller kunne ha</text:p>
      <text:p text:style-name="Normal">brugt, transport protokoller, GDPR, batch og streaming</text:p>
      <text:p text:style-name="Normal">processer.</text:p>
      <text:h text:style-name="Overskrift2" text:outline-level="2"><text:bookmark-start text:name="_Toc212794909"/><text:soft-page-break/>En fluffy diskussion af analyse.<text:bookmark-end text:name="_Toc212794909"/></text:h>
      <text:h text:style-name="Overskrift2" text:outline-level="2"><text:bookmark-start text:name="_Toc212794910"/>Udvalg af grafik fra jeres dashboard<text:bookmark-end text:name="_Toc212794910"/></text:h>
      <text:h text:style-name="Overskrift2" text:outline-level="2"><text:bookmark-start text:name="_Toc212794911"/>Teknisk vejledning til opsættelse af miljø<text:bookmark-end text:name="_Toc212794911"/></text:h>
      <text:h text:style-name="Overskrift2" text:outline-level="2"><text:bookmark-start text:name="_Toc212794912"/>Alt Code med engelske kommentarer (Git commits!) gerne på GitHub<text:bookmark-end text:name="_Toc212794912"/></text:h>
      <text:h text:style-name="Overskrift2" text:outline-level="2"><text:bookmark-start text:name="_Toc212794913"/>Logbog<text:bookmark-end text:name="_Toc212794913"/></text:h>
      <text:h text:style-name="Overskrift2" text:outline-level="2"><text:bookmark-start text:name="_Toc212794914"/>Kanban board (Trello, Monday, er lige meget hvad i bruger).<text:bookmark-end text:name="_Toc212794914"/></text:h>
      <text:h text:style-name="Overskrift2" text:outline-level="2"><text:bookmark-start text:name="_Toc212794915"/>Link til Repository med alt relevant code.<text:bookmark-end text:name="_Toc212794915"/>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Overskrift" style:display-name="Overskrift" style:family="paragraph" style:parent-style-name="Overskrift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da" style:country-asian="DK" fo:hyphenate="false"/>
    </style:style>
    <style:style style:name="Indholdsfortegnelse2" style:display-name="Indholdsfortegnels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tin Sandgaard Rasmussen</meta:initial-creator>
    <dc:creator>Martin Sandgaard Rasmussen</dc:creator>
    <meta:creation-date>2025-10-31T08:18:00Z</meta:creation-date>
    <dc:date>2025-10-31T09:16:00Z</dc:date>
    <meta:template xlink:href="Normal.dotm" xlink:type="simple"/>
    <meta:editing-cycles>1</meta:editing-cycles>
    <meta:editing-duration>PT2220S</meta:editing-duration>
    <meta:document-statistic meta:page-count="4" meta:paragraph-count="5" meta:word-count="374" meta:character-count="2653" meta:row-count="19" meta:non-whitespace-character-count="2284"/>
  </office:meta>
</office:document-meta>
</file>